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Google Sans Text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12%" fo:text-indent="0cm" style:auto-text-indent="false"/>
      <style:text-properties fo:color="#000000" style:font-name="Google Sans Text1" fo:font-size="12pt" fo:font-weight="normal" style:font-size-asian="12pt" style:font-weight-asian="normal" style:font-name-complex="Arial1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12%" fo:text-align="center" style:justify-single-word="false" fo:text-indent="0cm" style:auto-text-indent="false"/>
      <style:text-properties fo:color="#000000" style:font-name="Google Sans Text1" fo:font-size="12pt" fo:font-weight="normal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Google Sans Text1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.212cm" fo:line-height="114%" fo:text-align="center" style:justify-single-word="false" fo:padding="0cm" fo:border="none"/>
      <style:text-properties style:font-name="Google Sans Text1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212cm" fo:line-height="114%" fo:text-align="center" style:justify-single-word="false" fo:padding="0cm" fo:border="none"/>
      <style:text-properties fo:color="#000000" style:font-name="Google Sans Text1"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1">
      <style:paragraph-properties fo:margin-top="0cm" fo:margin-bottom="0.212cm" fo:line-height="114%" fo:text-align="center" style:justify-single-word="false"/>
      <style:text-properties style:font-name="Google Sans Text1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000000" style:font-name-asian="Arial1" style:font-name-complex="Arial1"/>
    </style:style>
    <style:style style:name="T2" style:family="text">
      <style:text-properties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Wasserfarben</text:h>
      <text:p text:style-name="P5">Ich weiß noch<text:line-break/>Damals, als wir uns trafen,<text:line-break/>Mein Kopf wie in ‘nem Zeitloch...<text:line-break/>Keine Chance zu erkennen, dass wir zwei noch Zeit brauchten...<text:line-break/><text:line-break/>Zusammen eine geraucht und<text:line-break/>Über die Welt... philosophiert,<text:line-break/>Das war so egal, wann und wo,<text:line-break/>Hauptsache mit dir.<text:line-break/>Viel passiert...<text:line-break/><text:line-break/>Alle Sorgen und Ängste plötzlich blockiert,<text:line-break/>Katapultieren uns auf Wolke sieben und...<text:line-break/>Addierten unser Glück wir...<text:line-break/><text:line-break/>Zerrieben das Glas unter unseren Füßen<text:line-break/>Zu Sand...<text:line-break/>Wir beide gegen den Rest der Welt...<text:line-break/>Auf in den Kampf!<text:line-break/><text:line-break/>Alles, was wir taten zuvor, waren Maßnahmen<text:line-break/>Zur Vermeidung von harten<text:line-break/>Rückschlägen auf unserem Pfad und...<text:line-break/><text:line-break/>Wir betraten den schmalen Grat<text:line-break/>Zwischen Versagen und<text:line-break/>Kämpfen wie Soldaten,<text:line-break/>Gejagt von der täglichen Achterbahnfahrt, drum...<text:line-break/><text:line-break/>Verteilten wir unsere Karten neu...<text:line-break/>Blieben uns treu... keine Scheu<text:line-break/>Mehr davor, unsere Entscheidung<text:line-break/>Nachträglich zu bereuen.<text:line-break/><text:line-break/>Wir...<text:line-break/>Trafen uns... haben uns<text:line-break/>Gefunden, um das Glück, das wir verloren haben,<text:line-break/>Zu erneuern.<text:line-break/><text:line-break/>Vergangenheit...<text:line-break/>Bin bereit, die Zeit ruhen zu lassen,<text:line-break/>Zu leben in der Wirklichkeit...<text:line-break/><text:line-break/>Haben...<text:line-break/><text:soft-page-break/>Getan, was wir konnten, gekämpft an vielen Fronten,<text:line-break/>Gewonnen an Erfahrung, keine Liebe für immer,<text:line-break/>Trotzdem...<text:line-break/><text:line-break/>Erinnerungen...<text:line-break/>Trag sie als Licht für zukünftige Dämmerungen...<text:line-break/>Mit jeder Zelle Glück<text:line-break/>Geschöpft mit tiefer Kelle...<text:line-break/>Surften die größte Welle der unglaublichen Euphorie.<text:line-break/>Vielleicht verblasst es,<text:line-break/>Doch vergessen<text:line-break/>Werd’ ich sie nie.<text:line-break/><text:line-break/>Jeder Zweite meinte, dass wir beide<text:line-break/>Die Schneise zwischen<text:line-break/>Unterschiedlichen Gegebenheiten nicht begreifen<text:line-break/>Und die... anhaltende Zeit zwischen...<text:line-break/>Liebe und Streit... letztendlich zu weit...<text:line-break/>Treiben und alles in rasanter Geschwindigkeit<text:line-break/>Scheitern wird.<text:line-break/><text:line-break/>Doch keine einzige Weisheit<text:line-break/>Konnte uns zeigen, dass Feigheit<text:line-break/>Und das Vermeiden von...<text:line-break/>Risiken und Anzweifeln von Gelegenheiten zu wachsen...<text:line-break/>Meistens zu richtigem Verhalten und <text:span text:style-name="T1">zu …</text:span></text:p>
      <text:p text:style-name="P1">ach so <text:s/>glücklichen <text:s/>Zeiten führt</text:p>
      <text:p text:style-name="P1"/>
      <text:p text:style-name="P1">Lieber planlos <text:s/>bilder kreieren</text:p>
      <text:p text:style-name="P1"><text:s/>in <text:s/>allen fasseten der kunst-Paletten</text:p>
      <text:p text:style-name="P1"><text:s/>als Farblos zu testen was ...</text:p>
      <text:p text:style-name="P3"/>
      <text:p text:style-name="P1">ihrer Meinung nach...bloß den größtmöglichen und perfekten,</text:p>
      <text:p text:style-name="P4"><text:span text:style-name="T2">besten, sprachlosen Effekt bringt </text:span></text:p>
      <text:p text:style-name="P2"/>
      <text:p text:style-name="P1">Setzten einen farbkleks Inmitten von tristen</text:p>
      <text:p text:style-name="P1">Durch Logik vergifteten Umgebungen</text:p>
      <text:p text:style-name="P1"><text:s/>ohne spitzen und</text:p>
      <text:p text:style-name="P3"/>
      <text:p text:style-name="P1"><text:s/>widmeten <text:s/></text:p>
      <text:p text:style-name="P1">das richten unserer Blicke auf Dinge</text:p>
      <text:p text:style-name="P4"><text:span text:style-name="T2"><text:s/>die im Begriff sind uns zu verbinden dynamiken unseres Glückes </text:span></text:p>
      <text:p text:style-name="P1"/>
      <text:p text:style-name="P1"/>
      <text:p text:style-name="P1"/>
      <text:p text:style-name="P1">Vergangenheit..</text:p>
      <text:p text:style-name="P4"><text:span text:style-name="T2">Bin bereit die Zeit ruhen zu lassen </text:span></text:p>
      <text:p text:style-name="P1">Zu leben in der Wirklichkeit...</text:p>
      <text:p text:style-name="P3"><text:soft-page-break/></text:p>
      <text:p text:style-name="P1">Haben...</text:p>
      <text:p text:style-name="P1"><text:s/>getan was wir konnten gekämpft an vielen Fronten gewonnen an Erfahrung </text:p>
      <text:p text:style-name="P1">keine Liebe für immer </text:p>
      <text:p text:style-name="P4"><text:span text:style-name="T2">Trotzdem...</text:span></text:p>
      <text:p text:style-name="P3"/>
      <text:p text:style-name="P4"><text:span text:style-name="T2"><text:s/>Erinnerungen ...</text:span></text:p>
      <text:p text:style-name="P1">trag sie als Licht für zukünftige Dämmerungen..</text:p>
      <text:p text:style-name="P3"/>
      <text:p text:style-name="P1"><text:s/>mit jeder Zelle glück</text:p>
      <text:p text:style-name="P4"><text:span text:style-name="T2"><text:s/>geschöpft mit tiefer Kelle..</text:span></text:p>
      <text:p text:style-name="P4"><text:span text:style-name="T2">Surften Die größte Welle der unglaublichen Euphorie </text:span></text:p>
      <text:p text:style-name="P1">Vielleicht verblasst es</text:p>
      <text:p text:style-name="P1">Doch vergessen..</text:p>
      <text:p text:style-name="P4"><text:span text:style-name="T2"><text:s/>Werd ich sie nie</text:span></text:p>
      <text:p text:style-name="P1"/>
      <text:p text:style-name="P1"/>
      <text:p text:style-name="P1">Du... </text:p>
      <text:p text:style-name="P1">und deine Art ist diese der es gelingt zum <text:s/>beispiel <text:s/>kleine Kinder mit </text:p>
      <text:p text:style-name="P1">kleinigkeiten zum lachen bringen </text:p>
      <text:p text:style-name="P3"/>
      <text:p text:style-name="P1">Du...</text:p>
      <text:p text:style-name="P1">Verschobst.. so mühelos deinen chaotischen <text:s/>frohsinn auch <text:s/>zu Not in </text:p>
      <text:p text:style-name="P1">meine gedankliche.. flugverbotszone wie ne Pilotin </text:p>
      <text:p text:style-name="P1">Warst <text:s/>die Person die synchron im Becken meiner Gefühle mit einem </text:p>
      <text:p text:style-name="P4"><text:span text:style-name="T2">tretboot schwamm und</text:span></text:p>
      <text:p text:style-name="P1">Trost brachte </text:p>
      <text:p text:style-name="P3"/>
      <text:p text:style-name="P1">Die...</text:p>
      <text:p text:style-name="P1">Die zurecht dachte <text:s/>sie würde die welt durch Lachen besser machen </text:p>
      <text:p text:style-name="P1">als menschen die nur </text:p>
      <text:p text:style-name="P1">nieder machen </text:p>
      <text:p text:style-name="P1"/>
      <text:p text:style-name="P1"/>
      <text:p text:style-name="P1">Die ...</text:p>
      <text:p text:style-name="P1">die im Orchester mit <text:s/>fester Stimme <text:s/>als bester den hohen aufklarenden </text:p>
      <text:p text:style-name="P4"><text:span text:style-name="T2">Ton sang der so klang </text:span></text:p>
      <text:p text:style-name="P1">als hätten mich grade <text:s text:c="2"/>tausende chöre aus Tenören in bester Tonlage </text:p>
      <text:p text:style-name="P1">mit gesang betont </text:p>
      <text:p text:style-name="P1">in Position <text:s/>empfangen </text:p>
      <text:p text:style-name="P2"/>
      <text:p text:style-name="P1">Keine Zweifel schlage mit Hammer und meißel</text:p>
      <text:p text:style-name="P1"><text:s/>Geschichten und <text:s/>Art und Weise</text:p>
      <text:p text:style-name="P1"><text:s/>der Erfahrungen meiner... Reise </text:p>
      <text:p text:style-name="P1">in Texten die ich <text:s/>nieder schreibe <text:s/></text:p>
      <text:p text:style-name="P1">um mir zu beweisen </text:p>
      <text:p text:style-name="P1">Das ich frei und trotzdem... </text:p>
      <text:p text:style-name="P1">niemals alleine bin </text:p>
      <text:p text:style-name="P1"/>
      <text:p text:style-name="P1"/>
      <text:p text:style-name="P1"/>
      <text:p text:style-name="P1">Vergangenheit..</text:p>
      <text:p text:style-name="P4"><text:soft-page-break/><text:span text:style-name="T2">Bin bereit die Zeit ruhen zu lassen </text:span></text:p>
      <text:p text:style-name="P1">Zu leben in der Wirklichkeit...</text:p>
      <text:p text:style-name="P3"/>
      <text:p text:style-name="P1">Haben...</text:p>
      <text:p text:style-name="P1"><text:s/>getan was wir konnten gekämpft an vielen Fronten gewonnen an Erfahrung </text:p>
      <text:p text:style-name="P1">keine Liebe für immer </text:p>
      <text:p text:style-name="P4"><text:span text:style-name="T2">Trotzdem...</text:span></text:p>
      <text:p text:style-name="P3"/>
      <text:p text:style-name="P4"><text:span text:style-name="T2"><text:s/>Erinnerungen ...</text:span></text:p>
      <text:p text:style-name="P1">trag sie als Licht für zukünftige Dämmerungen..</text:p>
      <text:p text:style-name="P3"/>
      <text:p text:style-name="P1"><text:s/>mit jeder Zelle glück</text:p>
      <text:p text:style-name="P4"><text:span text:style-name="T2"><text:s/>geschöpft mit tiefer Kelle..</text:span></text:p>
      <text:p text:style-name="P4"><text:span text:style-name="T2">Surften Die größte Welle der unglaublichen Euphorie </text:span></text:p>
      <text:p text:style-name="P1">Vielleicht verblasst esDoch vergessen</text:p>
      <text:p text:style-name="P6"><text:span text:style-name="T2"><text:s/>Werd ich sie n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48:27.41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4" meta:paragraph-count="69" meta:word-count="590" meta:character-count="3954"/>
  </office:meta>
</office:document-meta>
</file>